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Droid Sans" svg:font-family="'Droid Sans'" style:font-family-generic="system" style:font-pitch="variable"/>
    <style:font-face style:name="FreeSans" svg:font-family="FreeSans" style:font-family-generic="system" style:font-pitch="variable"/>
    <style:font-face style:name="Trebuchet MS" svg:font-family="'Trebuchet MS'" style:font-family-generic="system" style:font-pitch="variable"/>
  </office:font-face-decls>
  <office:automatic-styles>
    <style:style style:name="P1" style:family="paragraph" style:parent-style-name="Footer">
      <style:paragraph-properties fo:text-align="justify" style:justify-single-word="false"/>
      <style:text-properties style:font-name="Liberation Sans" fo:font-size="18pt" fo:font-weight="bold" style:font-size-asian="18pt" style:font-weight-asian="bold" style:font-size-complex="18pt" style:font-weight-complex="bold"/>
    </style:style>
    <style:style style:name="P2" style:family="paragraph" style:parent-style-name="Table_20_Contents">
      <style:paragraph-properties fo:margin-top="0.1in" fo:margin-bottom="0in" fo:text-align="end" style:justify-single-word="false"/>
      <style:text-properties style:font-name="Liberation Sans" fo:font-size="10pt" style:font-size-asian="10pt" style:font-size-complex="10pt"/>
    </style:style>
    <style:style style:name="P3" style:family="paragraph" style:parent-style-name="Standard">
      <style:paragraph-properties fo:margin-left="0.6252in" fo:margin-right="0in" fo:text-indent="0in" style:auto-text-indent="false"/>
    </style:style>
    <style:style style:name="P4" style:family="paragraph" style:parent-style-name="Title" style:master-page-name="">
      <style:paragraph-properties fo:margin-left="0.6252in" fo:margin-right="0in" fo:margin-top="0.1665in" fo:margin-bottom="0.0835in" fo:text-align="start" style:justify-single-word="false" fo:text-indent="0in" style:auto-text-indent="false" style:page-number="auto" fo:keep-with-next="always"/>
    </style:style>
    <style:style style:name="P5" style:family="paragraph" style:parent-style-name="Subtitle" style:master-page-name="">
      <style:paragraph-properties fo:margin-left="0.6252in" fo:margin-right="0in" fo:margin-top="0.0417in" fo:margin-bottom="0.0835in" fo:text-align="start" style:justify-single-word="false" fo:text-indent="0in" style:auto-text-indent="false" style:page-number="auto" fo:keep-with-next="always"/>
    </style:style>
    <style:style style:name="P6" style:family="paragraph" style:parent-style-name="Standard">
      <style:paragraph-properties fo:margin-left="0in" fo:margin-right="0in" fo:margin-top="0in" fo:margin-bottom="0in" fo:line-height="0.1917in" fo:text-align="start" style:justify-single-word="false" fo:text-indent="0in" style:auto-text-indent="false"/>
      <style:text-properties fo:color="#000000" style:font-name="Liberation Serif" fo:font-size="12pt" fo:letter-spacing="normal" style:text-underline-style="solid" style:text-underline-width="auto" style:text-underline-color="font-color" fo:background-color="#ffffff" style:font-name-asian="Arial" style:font-size-asian="12pt" style:font-name-complex="Arial" style:font-size-complex="12pt"/>
    </style:style>
    <style:style style:name="P7" style:family="paragraph" style:parent-style-name="Standard">
      <style:paragraph-properties fo:margin-left="0in" fo:margin-right="0in" fo:margin-top="0in" fo:margin-bottom="0in" fo:line-height="0.1917in" fo:text-align="start" style:justify-single-word="false" fo:text-indent="0in" style:auto-text-indent="false"/>
      <style:text-properties style:font-name="Liberation Serif" fo:font-size="12pt" style:font-size-asian="12pt" style:font-size-complex="12pt"/>
    </style:style>
    <style:style style:name="P8" style:family="paragraph" style:parent-style-name="Standard">
      <style:paragraph-properties fo:margin-left="0in" fo:margin-right="0in" fo:margin-top="0.139in" fo:margin-bottom="0in" fo:line-height="0.1665in" fo:text-align="start" style:justify-single-word="false" fo:keep-together="always" fo:text-indent="0in" style:auto-text-indent="false" fo:keep-with-next="always"/>
      <style:text-properties style:font-name="Liberation Serif" fo:font-size="12pt" style:font-size-asian="12pt" style:font-size-complex="12pt"/>
    </style:style>
    <style:style style:name="P9" style:family="paragraph" style:parent-style-name="Text_20_body">
      <style:text-properties style:font-name="Liberation Serif"/>
    </style:style>
    <style:style style:name="P10" style:family="paragraph" style:parent-style-name="Contents_20_Heading">
      <style:paragraph-properties fo:break-before="page"/>
    </style:style>
    <style:style style:name="P11" style:family="paragraph" style:parent-style-name="Contents_20_1">
      <style:paragraph-properties>
        <style:tab-stops>
          <style:tab-stop style:position="6.6929in" style:type="right" style:leader-style="dotted" style:leader-text="."/>
        </style:tab-stops>
      </style:paragraph-properties>
    </style:style>
    <style:style style:name="P12" style:family="paragraph" style:parent-style-name="Contents_20_3">
      <style:paragraph-properties>
        <style:tab-stops>
          <style:tab-stop style:position="6.3in" style:type="right" style:leader-style="dotted" style:leader-text="."/>
        </style:tab-stops>
      </style:paragraph-properties>
    </style:style>
    <style:style style:name="P13" style:family="paragraph" style:parent-style-name="Contents_20_2">
      <style:paragraph-properties>
        <style:tab-stops>
          <style:tab-stop style:position="6.4965in" style:type="right" style:leader-style="dotted" style:leader-text="."/>
        </style:tab-stops>
      </style:paragraph-properties>
    </style:style>
    <style:style style:name="P14" style:family="paragraph" style:parent-style-name="Standard" style:master-page-name="First_20_Page">
      <style:paragraph-properties fo:margin-left="0.6252in" fo:margin-right="0in" fo:text-indent="0in" style:auto-text-indent="false" style:page-number="2" fo:break-before="auto" fo:break-after="auto"/>
    </style:style>
    <style:style style:name="P15" style:family="paragraph" style:parent-style-name="Standard">
      <style:paragraph-properties fo:margin-left="0in" fo:margin-right="0in" fo:margin-top="0in" fo:margin-bottom="0in" fo:line-height="0.1917in" fo:text-align="start" style:justify-single-word="false" fo:text-indent="0in" style:auto-text-indent="false"/>
      <style:text-properties fo:color="#000000" style:font-name="Liberation Serif" fo:font-size="12pt" fo:letter-spacing="normal" fo:background-color="#ffffff" style:font-name-asian="Arial" style:font-size-asian="12pt" style:font-name-complex="Arial" style:font-size-complex="12pt"/>
    </style:style>
    <style:style style:name="P16" style:family="paragraph" style:parent-style-name="Standard">
      <style:paragraph-properties fo:margin-left="0in" fo:margin-right="0in" fo:margin-top="0in" fo:margin-bottom="0in" fo:line-height="0.1917in" fo:text-align="start" style:justify-single-word="false" fo:text-indent="0in" style:auto-text-indent="false"/>
      <style:text-properties fo:color="#000000" style:font-name="Liberation Serif" fo:font-size="12pt" fo:letter-spacing="normal" style:text-underline-style="solid" style:text-underline-width="auto" style:text-underline-color="font-color" fo:background-color="#ffffff" style:font-name-asian="Arial" style:font-size-asian="12pt" style:font-name-complex="Arial" style:font-size-complex="12pt"/>
    </style:style>
    <style:style style:name="P17" style:family="paragraph" style:parent-style-name="Text_20_body" style:list-style-name="L1"/>
    <style:style style:name="P18" style:family="paragraph" style:parent-style-name="Text_20_body" style:list-style-name="L2"/>
    <style:style style:name="P19" style:family="paragraph" style:parent-style-name="Text_20_body" style:list-style-name="L3"/>
    <style:style style:name="P20" style:family="paragraph" style:parent-style-name="Text_20_body" style:list-style-name="L4"/>
    <style:style style:name="P21" style:family="paragraph" style:parent-style-name="Text_20_body">
      <style:text-properties fo:color="#000000" style:font-name="Liberation Serif" fo:font-size="12pt" fo:letter-spacing="normal" fo:background-color="#ffffff" style:font-name-asian="Arial" style:font-size-asian="12pt" style:font-name-complex="Arial" style:font-size-complex="12pt"/>
    </style:style>
    <style:style style:name="P22" style:family="paragraph" style:parent-style-name="Text_20_body" style:list-style-name="">
      <style:paragraph-properties fo:margin-left="0in" fo:margin-right="0in" fo:margin-top="0.1665in" fo:margin-bottom="0.0835in" fo:text-indent="0in" style:auto-text-indent="false"/>
    </style:style>
    <style:style style:name="P23" style:family="paragraph" style:parent-style-name="Text_20_body">
      <style:paragraph-properties fo:margin-top="0in" fo:margin-bottom="0.1in"/>
    </style:style>
    <style:style style:name="P24" style:family="paragraph" style:parent-style-name="mylist" style:list-style-name="L5"/>
    <style:style style:name="P25" style:family="paragraph" style:parent-style-name="mylist" style:list-style-name="L6"/>
    <style:style style:name="P26" style:family="paragraph" style:parent-style-name="mylist" style:list-style-name="L7"/>
    <style:style style:name="P27" style:family="paragraph" style:parent-style-name="mylist" style:list-style-name="L8"/>
    <style:style style:name="P28" style:family="paragraph" style:parent-style-name="mylist" style:list-style-name="L9"/>
    <style:style style:name="P29" style:family="paragraph" style:parent-style-name="mylist" style:list-style-name="L10"/>
    <style:style style:name="P30" style:family="paragraph" style:parent-style-name="mylist" style:list-style-name="L11"/>
    <style:style style:name="P31" style:family="paragraph" style:parent-style-name="Heading_20_1" style:list-style-name=""/>
    <style:style style:name="P32" style:family="paragraph" style:parent-style-name="Heading_20_1" style:list-style-name=""/>
    <style:style style:name="P33" style:family="paragraph" style:parent-style-name="Heading_20_1">
      <style:paragraph-properties fo:break-before="page"/>
    </style:style>
    <style:style style:name="P34" style:family="paragraph" style:parent-style-name="Heading_20_1">
      <style:paragraph-properties fo:margin-left="0in" fo:margin-right="0in" fo:margin-top="0.1665in" fo:margin-bottom="0.0835in" fo:text-indent="0in" style:auto-text-indent="false" fo:break-before="page" fo:keep-with-next="always"/>
    </style:style>
    <style:style style:name="P35" style:family="paragraph" style:parent-style-name="Heading_20_2">
      <style:text-properties style:font-name="Liberation Sans"/>
    </style:style>
    <style:style style:name="T1" style:family="text">
      <style:text-properties fo:font-size="10pt" style:font-size-asian="10pt" style:font-size-complex="10pt"/>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color="#000000" fo:letter-spacing="normal" fo:background-color="#ffffff" style:font-name-asian="Arial" style:font-name-complex="Arial" loext:char-shading-value="0"/>
    </style:style>
    <style:style style:name="T5" style:family="text">
      <style:text-properties fo:color="#000000" fo:letter-spacing="normal" fo:background-color="#ffffff" style:font-name-asian="Arial" style:font-name-complex="Arial" loext:char-shading-value="0"/>
    </style:style>
    <style:style style:name="T6" style:family="text">
      <style:text-properties fo:color="#000000" fo:letter-spacing="normal" fo:background-color="#ffffff" style:font-name-asian="Arial" style:font-name-complex="Arial" loext:char-shading-value="0"/>
    </style:style>
    <style:style style:name="T7" style:family="text">
      <style:text-properties fo:color="#000000" fo:letter-spacing="normal" fo:background-color="#ffffff" style:font-name-asian="Arial" style:font-name-complex="Arial" loext:char-shading-value="0"/>
    </style:style>
    <style:style style:name="T8" style:family="text">
      <style:text-properties fo:color="#000000" fo:letter-spacing="normal" fo:background-color="#ffffff" style:font-name-asian="Arial" style:font-name-complex="Arial" loext:char-shading-value="0"/>
    </style:style>
    <style:style style:name="T9" style:family="text">
      <style:text-properties fo:color="#000000" fo:letter-spacing="normal" fo:background-color="#ffffff" style:font-name-asian="Trebuchet MS" style:font-name-complex="Trebuchet MS" loext:char-shading-value="0"/>
    </style:style>
    <style:style style:name="T10" style:family="text">
      <style:text-properties fo:color="#000000" fo:letter-spacing="normal" fo:background-color="#ffffff" style:font-name-asian="Trebuchet MS" style:font-name-complex="Trebuchet MS" loext:char-shading-value="0"/>
    </style:style>
    <style:style style:name="T11" style:family="text">
      <style:text-properties fo:color="#000000" fo:letter-spacing="normal" style:text-underline-style="solid" style:text-underline-width="auto" style:text-underline-color="font-color" fo:background-color="#ffffff" style:font-name-asian="Arial" style:font-name-complex="Arial" loext:char-shading-value="0"/>
    </style:style>
    <style:style style:name="T12" style:family="text">
      <style:text-properties fo:color="#ff0000" fo:letter-spacing="normal" fo:background-color="#ffffff" style:font-name-asian="Trebuchet MS" style:font-name-complex="Trebuchet MS" loext:char-shading-value="0"/>
    </style:style>
    <style:style style:name="T13" style:family="text">
      <style:text-properties fo:color="#ff0000" fo:letter-spacing="normal" fo:background-color="#ffffff" style:font-name-asian="Trebuchet MS" style:font-name-complex="Trebuchet MS" loext:char-shading-value="0"/>
    </style:style>
    <style:style style:name="T14" style:family="text">
      <style:text-properties fo:color="#ff0000" fo:letter-spacing="normal" fo:background-color="#ffffff" style:font-name-asian="Arial" style:font-name-complex="Arial" loext:char-shading-value="0"/>
    </style:style>
    <style:style style:name="T15" style:family="text">
      <style:text-properties fo:color="#ff0000" fo:letter-spacing="normal" fo:background-color="#ffffff" style:font-name-asian="Arial" style:font-name-complex="Arial" loext:char-shading-value="0"/>
    </style:style>
    <style:style style:name="T16" style:family="text">
      <style:text-properties fo:color="#ff0000" fo:letter-spacing="normal" style:text-underline-style="solid" style:text-underline-width="auto" style:text-underline-color="font-color" fo:background-color="#ffffff" style:font-name-asian="Arial" style:font-name-complex="Arial" loext:char-shading-value="0"/>
    </style:style>
    <style:style style:name="T17" style:family="text">
      <style:text-properties fo:color="#ff3333" fo:letter-spacing="normal" fo:background-color="#ffffff" style:font-name-asian="Arial" style:font-name-complex="Arial" loext:char-shading-value="0"/>
    </style:style>
    <style:style style:name="T18" style:family="text">
      <style:text-properties fo:color="#ff3333" fo:letter-spacing="normal" fo:background-color="#ffffff" style:font-name-asian="Arial" style:font-name-complex="Arial" loext:char-shading-value="0"/>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number:date-style style:name="N79"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
      <text:p text:style-name="P3"/>
      <text:p text:style-name="P3"/>
      <text:p text:style-name="P3"/>
      <text:p text:style-name="P3"/>
      <text:p text:style-name="P3"/>
      <text:p text:style-name="P3"/>
      <text:p text:style-name="P3">Session RPI_D6 </text:p>
      <text:p text:style-name="P4">Vérification Cahier des charges</text:p>
      <text:p text:style-name="P5">THESEUS | Projet déformation</text:p>
      <text:p text:style-name="P3"/>
      <text:p text:style-name="P3"><text:date style:data-style-name="N79" text:date-value="2014-08-28T12:13:25.03" text:fixed="true">jeudi 28 août 2014</text:date></text:p>
      <text:p text:style-name="P3"/>
      <text:p text:style-name="P3">Équipe SPO : Saheme ; Pierre, Oz</text:p>
      <text:p text:style-name="Standard"/>
      <text:h text:style-name="P31" text:outline-level="1"/>
      <text:table-of-content text:style-name="Sect1" text:protected="true" text:name="Table of Contents1">
        <text:table-of-content-source text:outline-level="3" text:use-outline-level="false" text:use-index-source-styles="true">
          <text:index-title-template text:style-name="Contents_20_Heading">Cont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index-title text:style-name="Sect2" text:name="Table of Contents1_Head">
            <text:p text:style-name="P10">Contenu</text:p>
          </text:index-title>
          <text:p text:style-name="P11"><text:a xlink:type="simple" xlink:href="#__RefHeading__834_290989924" text:style-name="Index_20_Link" text:visited-style-name="Index_20_Link">1. Présentation<text:tab/>4</text:a></text:p>
          <text:p text:style-name="P11"><text:a xlink:type="simple" xlink:href="#__RefHeading__836_290989924" text:style-name="Index_20_Link" text:visited-style-name="Index_20_Link">2 Le processus métier de THESEUS<text:tab/>5</text:a></text:p>
          <text:p text:style-name="P11"><text:a xlink:type="simple" xlink:href="#__RefHeading__838_290989924" text:style-name="Index_20_Link" text:visited-style-name="Index_20_Link">3. Les besoins fonctionnels<text:tab/>6</text:a></text:p>
          <text:p text:style-name="P13"><text:a xlink:type="simple" xlink:href="#__RefHeading__840_290989924" text:style-name="Index_20_Link" text:visited-style-name="Index_20_Link">3.1. Création du nouveau site vitrine<text:tab/>6</text:a></text:p>
          <text:p text:style-name="P13"><text:a xlink:type="simple" xlink:href="#__RefHeading__842_290989924" text:style-name="Index_20_Link" text:visited-style-name="Index_20_Link">3.2. Création de l'outil de gestion<text:tab/>6</text:a></text:p>
          <text:p text:style-name="P13"><text:a xlink:type="simple" xlink:href="#__RefHeading__844_290989924" text:style-name="Index_20_Link" text:visited-style-name="Index_20_Link">3.3. Création de la base de données<text:tab/>7</text:a></text:p>
          <text:p text:style-name="P11"><text:a xlink:type="simple" xlink:href="#__RefHeading__846_290989924" text:style-name="Index_20_Link" text:visited-style-name="Index_20_Link">4. Les solutions techniques<text:tab/>8</text:a></text:p>
          <text:p text:style-name="P11"><text:a xlink:type="simple" xlink:href="#__RefHeading__848_290989924" text:style-name="Index_20_Link" text:visited-style-name="Index_20_Link">5. Création d'un service web et son API REST<text:tab/>9</text:a></text:p>
          <text:p text:style-name="P11"><text:a xlink:type="simple" xlink:href="#__RefHeading__850_290989924" text:style-name="Index_20_Link" text:visited-style-name="Index_20_Link">6. Création d'une interface utilisateur<text:tab/>10</text:a></text:p>
          <text:p text:style-name="P13"><text:a xlink:type="simple" xlink:href="#__RefHeading__852_290989924" text:style-name="Index_20_Link" text:visited-style-name="Index_20_Link">6.1. L'arborescence du site<text:tab/>10</text:a></text:p>
          <text:p text:style-name="P13"><text:a xlink:type="simple" xlink:href="#__RefHeading__880_290989924" text:style-name="Index_20_Link" text:visited-style-name="Index_20_Link">6.2. Référencement et accessibilité<text:tab/>10</text:a></text:p>
          <text:p text:style-name="P11"><text:a xlink:type="simple" xlink:href="#__RefHeading__882_290989924" text:style-name="Index_20_Link" text:visited-style-name="Index_20_Link">7. Création de la base des données<text:tab/>11</text:a></text:p>
          <text:p text:style-name="P13"><text:a xlink:type="simple" xlink:href="#__RefHeading__884_290989924" text:style-name="Index_20_Link" text:visited-style-name="Index_20_Link">7.1. Structure des données<text:tab/>11</text:a></text:p>
          <text:p text:style-name="P11"><text:a xlink:type="simple" xlink:href="#__RefHeading__1718_290989924" text:style-name="Index_20_Link" text:visited-style-name="Index_20_Link">8. Installeur<text:tab/>14</text:a></text:p>
          <text:p text:style-name="P11"><text:a xlink:type="simple" xlink:href="#__RefHeading__1720_290989924" text:style-name="Index_20_Link" text:visited-style-name="Index_20_Link">9. Maintenance<text:tab/>15</text:a></text:p>
          <text:p text:style-name="P11"><text:a xlink:type="simple" xlink:href="#__RefHeading__1722_290989924" text:style-name="Index_20_Link" text:visited-style-name="Index_20_Link">10. Plan de déploiement<text:tab/>16</text:a></text:p>
          <text:p text:style-name="P11"><text:a xlink:type="simple" xlink:href="#__RefHeading__1724_290989924" text:style-name="Index_20_Link" text:visited-style-name="Index_20_Link">11. Documentations et procédures<text:tab/>17</text:a></text:p>
          <text:p text:style-name="P11"><text:a xlink:type="simple" xlink:href="#__RefHeading__888_290989924" text:style-name="Index_20_Link" text:visited-style-name="Index_20_Link">Annexe A : Les avantages techniques et économiques d'un hébergement externe<text:tab/>18</text:a></text:p>
          <text:p text:style-name="P13"><text:a xlink:type="simple" xlink:href="#__RefHeading__1486_290989924" text:style-name="Index_20_Link" text:visited-style-name="Index_20_Link">Proposition du client<text:tab/>18</text:a></text:p>
          <text:p text:style-name="P12"><text:a xlink:type="simple" xlink:href="#__RefHeading__908_290989924" text:style-name="Index_20_Link" text:visited-style-name="Index_20_Link">Avantage<text:tab/>18</text:a></text:p>
          <text:p text:style-name="P12"><text:a xlink:type="simple" xlink:href="#__RefHeading__912_290989924" text:style-name="Index_20_Link" text:visited-style-name="Index_20_Link">Inconvénients<text:tab/>18</text:a></text:p>
          <text:p text:style-name="P13"><text:a xlink:type="simple" xlink:href="#__RefHeading__924_290989924" text:style-name="Index_20_Link" text:visited-style-name="Index_20_Link">Structure alternative<text:tab/>18</text:a></text:p>
          <text:p text:style-name="P12"><text:a xlink:type="simple" xlink:href="#__RefHeading__930_290989924" text:style-name="Index_20_Link" text:visited-style-name="Index_20_Link">Avantages<text:tab/>19</text:a></text:p>
          <text:p text:style-name="P12"><text:a xlink:type="simple" xlink:href="#__RefHeading__942_290989924" text:style-name="Index_20_Link" text:visited-style-name="Index_20_Link">Inconvénient<text:tab/>19</text:a></text:p>
          <text:p text:style-name="P13"><text:a xlink:type="simple" xlink:href="#__RefHeading__946_290989924" text:style-name="Index_20_Link" text:visited-style-name="Index_20_Link">Conclusion<text:tab/>19</text:a></text:p>
        </text:index-body>
      </text:table-of-content>
      <text:h text:style-name="P31" text:outline-level="1"/>
      <text:h text:style-name="P33" text:outline-level="1"><text:bookmark-start text:name="__RefHeading__834_290989924"/>1. Présentation<text:bookmark-end text:name="__RefHeading__834_290989924"/></text:h>
      <text:p text:style-name="Text_20_body">L'agence <text:span text:style-name="T2">SPO</text:span> a signé un contrat de prestation avec la société <text:span text:style-name="T2">Theseus </text:span><text:span text:style-name="T3">et porte sur la création d’un site web et d'un outil de gestion.</text:span></text:p>
      <text:p text:style-name="Text_20_body">THESEUS est une société spécialisée dans l’organisation de ventes privées de produits High Tech. THESEUS désire conserver son mode de fonctionnement (les achats peuvent s’effectuer par les clients lors de soirées dédiées) tout en accentuant sa visibilité et en s'adaptant au marché (ouverture d'une boutique en ligne).</text:p>
      <text:p text:style-name="Text_20_body">THESEUS possède actuellement un site Web, hébergé chez OVH, faisant office de site vitrine de l'activité. Les clients ne peuvent l'utiliser pour s'inscrire et participer aux ventes privées. Ces inscriptions se font actuellement par téléphone et leur gestion est faite grâce à des tableurs Excel. </text:p>
      <text:p text:style-name="Text_20_body">Notre agence a été choisie pour réaliser un nouveau site web, utilisant les dernières technologies, qui permettra à THESEUS de présenter ses produits et soirées de ventes, ainsi que l'inscription des utilisateurs. En sus, un outil de gestion interne est à développer pour remplacer les tableurs, dont l'utilisation est devenue fastidieuse et qui diminuent l'efficacité des équipes de THESEUS.</text:p>
      <text:p text:style-name="Text_20_body"/>
      <text:h text:style-name="P33" text:outline-level="1"><text:bookmark-start text:name="__RefHeading__836_290989924"/>2 Le processus métier de THESEUS <text:bookmark-end text:name="__RefHeading__836_290989924"/></text:h>
      <text:p text:style-name="Text_20_body">La société THESEUS fonctionne actuellement suivant le processus suivant, de l'inscription des clients à la tenue de l'événement. </text:p>
      <text:list xml:id="list450891846" text:style-name="L1">
        <text:list-item>
          <text:p text:style-name="P17">Inscription par téléphone du client, identifié comme "client". </text:p>
        </text:list-item>
        <text:list-item>
          <text:p text:style-name="P17">Saisie des informations du client dans un tableur. </text:p>
        </text:list-item>
        <text:list-item>
          <text:p text:style-name="P17">Tirage au sort des participants parmi les inscrits, les clients choisis deviennent "inscrits". </text:p>
        </text:list-item>
        <text:list-item>
          <text:p text:style-name="P17">Envoi de l'invitation par mail, avec demande de confirmation de présence que le client doit retourner par mail </text:p>
        </text:list-item>
        <text:list-item>
          <text:p text:style-name="P17">Réception de la confirmation de participation au plus tard 48h avant l'événement et </text:p>
          <text:p text:style-name="P17">inscription du client comme "participant". </text:p>
        </text:list-item>
        <text:list-item>
          <text:p text:style-name="P17">Génération de la liste des participants (utilisée pour contrôler les entrées lors de la soirée). </text:p>
        </text:list-item>
        <text:list-item>
          <text:p text:style-name="P17">Le lendemain de l'événement, envoi d'un mail de remerciement de participation aux </text:p>
          <text:p text:style-name="P17">participants.</text:p>
        </text:list-item>
      </text:list>
      <text:p text:style-name="Text_20_body"/>
      <text:h text:style-name="P33" text:outline-level="1"><text:bookmark-start text:name="__RefHeading__838_290989924"/>3. Les besoins fonctionnels<text:bookmark-end text:name="__RefHeading__838_290989924"/></text:h>
      <text:p text:style-name="Text_20_body">La création du nouveau site Internet s’accompagne d’un outil de gestion. Le détail des fonctionnalités attendues est précisé ci-après.</text:p>
      <text:h text:style-name="Heading_20_2" text:outline-level="2"><text:bookmark-start text:name="__RefHeading__840_290989924"/>3.1. Création du nouveau site vitrine<text:tab/><text:bookmark-end text:name="__RefHeading__840_290989924"/></text:h>
      <text:list xml:id="list1093039041" text:style-name="L2">
        <text:list-item>
          <text:p text:style-name="P18">Une page d'accueil présentant un visuel fort et 3 zones cliquables importantes permettant d'accéder aux autres pages du site (Prochaines ventes, produits et alertes). Cette page doit comprendre le logo de la société THESEUS ainsi que son slogan, un menu horizontal pour accéder aux catégories, un grand slider (environ 1/3 de la page) présentant les visuels forts et 3 sous parties pour accéder aux pages suivantes. Enfin, un espace d'inscription / connexion doit être disponible sur cette page. </text:p>
        </text:list-item>
        <text:list-item>
          <text:p text:style-name="P18">Une page de présentation des prochaines ventes, indiquant les dates, heure, lieux et types de produits présentés pour chacune. Ces informations sont modifiables dans l'outil de gestion (cf. point 2). Les clients peuvent alors cliquer sur l'une des dates et remplir un formulaire de demande de participation à l'événement choisi. </text:p>
        </text:list-item>
        <text:list-item>
          <text:p text:style-name="P18">Une page de présentation des produits phares, listant les 10 produits les plus vendus lors des 3 dernières soirées de vente privée. Selon les stocks disponibles, les produits peuvent être achetés en ligne. Un système de panier et de règlement doit donc être incorporé à cette nouvelle mouture du site. </text:p>
        </text:list-item>
        <text:list-item>
          <text:p text:style-name="P18">Une page d'inscription aux alertes et newsletters de THESEUS.</text:p>
        </text:list-item>
      </text:list>
      <text:p text:style-name="Text_20_body">Les clients doivent posséder un compte (qu'ils doivent pouvoir créer via un lien dédié sur la page d'accueil du site) pour pouvoir souscrire aux alertes et news ainsi que pour s'inscrire aux soirées de ventes privées et acheter des produits. Enfin, ce site devra utiliser les dernières innovations en termes de technologie web, comme le responsive design, pour prouver l'avant-gardisme de la société.</text:p>
      <text:h text:style-name="Heading_20_2" text:outline-level="2"><text:bookmark-start text:name="__RefHeading__842_290989924"/>3.2. Création de l'outil de gestion<text:bookmark-end text:name="__RefHeading__842_290989924"/></text:h>
      <text:p text:style-name="Text_20_body">Cet outil devra permettre:</text:p>
      <text:list xml:id="list1339779711" text:style-name="L3">
        <text:list-item>
          <text:p text:style-name="P19">La gestion des dates des événements </text:p>
        </text:list-item>
        <text:list-item>
          <text:p text:style-name="P19">La préparation des éléments nécessaires à l'organisation de ces événements (listing des participants, envoi des mails de confirmation de participation, définition des produits mis en vente durant un événement). </text:p>
        </text:list-item>
        <text:list-item>
          <text:p text:style-name="P19">La gestion des produits et stocks disponibles. Les gestionnaires produits doivent pouvoir ajouter, modifier et supprimer des produits, des caractéristiques et une description à ceux-ci <text:soft-page-break/>et indiquer les stocks de chacun. </text:p>
        </text:list-item>
        <text:list-item>
          <text:p text:style-name="P19">La gestion des informations des clients, dont l'affichage des données saisies lors de leur inscription et l'export des adresses mails selon la soirée à laquelle ils désirent participer pour effectuer le mailing correspondant. Un même client ne doit pas pouvoir être présent plusieurs fois dans le listing des clients inscrits. </text:p>
        </text:list-item>
        <text:list-item>
          <text:p text:style-name="P19">La gestion des utilisateurs, dont l'accès aux différentes parties du site est autorisé ou non selon le service. </text:p>
          <text:list>
            <text:list-item>
              <text:p text:style-name="P19">Les utilisateurs "Event" devront avoir accès à l'espace de gestion des événements et modifier tout élément lié à l'organisation des soirées de ventes. Un accès en lecture seule à l'espace de gestion des produits et des clients est nécessaire également. </text:p>
            </text:list-item>
            <text:list-item>
              <text:p text:style-name="P19">Les utilisateurs "Products" doivent avoir accès à l'espace de gestion des produits et modifier tout élément lié à eux. Ils n'ont pas d'accès aux autres parties de l'outil. </text:p>
            </text:list-item>
            <text:list-item>
              <text:p text:style-name="P19">Les utilisateurs "Clients" doivent avoir accès à l'espace de gestion des clients et modifier tout élément lié à eux. Un accès en lecture seule à l'espace de gestion des événements est à inclure. </text:p>
            </text:list-item>
            <text:list-item>
              <text:p text:style-name="P19">Les utilisateurs "Power" doivent avoir accès en modification à tous les espaces du site, dont l'espace de gestion des utilisateurs. </text:p>
            </text:list-item>
          </text:list>
        </text:list-item>
      </text:list>
      <text:h text:style-name="Heading_20_2" text:outline-level="2"><text:bookmark-start text:name="__RefHeading__844_290989924"/>3.3. Création de la base de données <text:bookmark-end text:name="__RefHeading__844_290989924"/></text:h>
      <text:p text:style-name="Text_20_body">L'ensemble des informations doit être stocké dans une base de données organisée. Des fonctions d'export des données pour analyse ou traitement devront être incluses (comme l'export des mails pour les actions marketing ou des stocks des produits pour les contrôles). </text:p>
      <text:p text:style-name="Text_20_body"/>
      <text:h text:style-name="P33" text:outline-level="1"><text:bookmark-start text:name="__RefHeading__846_290989924"/>4. Les solutions techniques<text:bookmark-end text:name="__RefHeading__846_290989924"/></text:h>
      <text:p text:style-name="Text_20_body">L'architecture et les technologies détaillées ci-dessous étaient conçus pour satisfaire d'une manière fiable et extensible les besoins de la société THESEUS en profitant des avantages des nouvelles technologies, une application web en format responsive. Les séparations traditionnelles entre « Backoffice » et « Front », site vitrine et boutique en-ligne, sont lâchés pour une structure unifiée ou tous le monde sont des utilisateurs qui sont servi en toute sécurité d'après leur rôles. Ce système donnera à THESEUS et ses équipes une efficacité et une facilité de travail. Pour les clients de la société THESEUS, ce système simplifiera la vie et rendra le service plus facile et rapide, accesible depuis leurs smartphones ainsi que leurs ordinateurs.</text:p>
      <text:p text:style-name="Text_20_body">Nous déconseillons l'hébergement de la base des données et de l'outil de gestion en interne de l'entreprise comme prévu par THESy. Comme expliqué dans l'annexe A, « Les avantages techniques et économiques d'un hébergement externe », et le site vitrine et la boutique en-ligne et l'outil de gestion partage des données communes sur les produits, les événements et les utilisateurs. L'hébergement de la base des données en interne de l'entreprise, au lieu d'un centre des données dédié à ce serait relativement précaire et cher. Nous vous proposons un hébergement sur un des machines virtuelles sur un serveur dédié chez OVH. En options nous vous proposons des serveurs supplémentaire, physiquement séparés, pour l'hébergement de la base des données et pour le stockage des sauvegardes.</text:p>
      <text:p text:style-name="P23">La solution que nous proposons incluse une application web et une base des données. Les informations des clients, produits, et événements sont stockées dans la base des données. L'application accepte des requêtes envoyées par l'utilisateur, intéroge la base des données, et renvoie des réponses. </text:p>
      <text:h text:style-name="P31" text:outline-level="1"/>
      <text:h text:style-name="P33" text:outline-level="1"><text:bookmark-start text:name="__RefHeading__848_290989924"/>5. Création d'un service web et son API REST<text:bookmark-end text:name="__RefHeading__848_290989924"/></text:h>
      <text:p text:style-name="Text_20_body">Cœur du système, l'application web détermine la structure des données et les règles métier, accepte de requêtes HTTP, vérifie l'authentification de l'utilisateur, communique avec la base des données et répond en format HTML. Notre service web sera codé en PHP en utilisant le framework Symfony 2. </text:p>
      <text:p text:style-name="Text_20_body">Le <text:s/>framework Symfony 2 facilite le développement d'une application robuste, fiable et testable, en suivant le modèle MVC (Modèle, Vue, Contrôleur). Dans cette application, les modèles représentent le processus métier de THESEUS (événements, produits, clients…), des actions possible sur des instants de ces modèles, et l’exécution de ces actions. Ce framework nous permettra en plus construire un service robuste et fiable en créant des tests unitaires et fonctionnels pour rapidement identifier des bogues et des failles.</text:p>
      <text:p text:style-name="Text_20_body">L'application web détermine six rôles utilisateur :</text:p>
      <text:list xml:id="list535094069" text:style-name="L4">
        <text:list-item>
          <text:p text:style-name="P20">Utilisateur anonyme : Un internaute qui visite le site et qui n'est pas connecté, a le droit de voir l'accueil, les événements, et les produits, de s'inscrire aux newsletters, de se-connecter au site, et de s'enregistre au site. Pour passer des commandes des produits l'utilisateur doit se-connecter au site.</text:p>
        </text:list-item>
        <text:list-item>
          <text:p text:style-name="P20">Utilisateur authentifié : le rôle par défaut des utilisateurs. A le droit de s'inscrire aux événements, de modifier ses coordonnées et préférences (inscriptions aux newsletters / alertes), ainsi que de passer de commande des produits.</text:p>
        </text:list-item>
        <text:list-item>
          <text:p text:style-name="P20">Administrateur événements : A accès à l'espace de gestion des événements et modifier tout élément lié à l'organisation des soirées de ventes, ainsi qu'un accès en lecture seule à l'espace de gestion des produits et des clients. </text:p>
        </text:list-item>
        <text:list-item>
          <text:p text:style-name="P20">Administrateur produits : A accès à l'espace de gestion des produits et modifier tout élément lié à eux.</text:p>
        </text:list-item>
        <text:list-item>
          <text:p text:style-name="P20">Administrateur clients : A accès à l'espace de gestion des clients et modifier tout élément lié à eux, ainsi q'un accès en lecture seule à l'espace de gestion des événements.</text:p>
        </text:list-item>
        <text:list-item>
          <text:p text:style-name="P20">Administrateur système : A accès en modification à tous les espaces du site, dont l'espace de gestion des utilisateurs.</text:p>
        </text:list-item>
      </text:list>
      <text:p text:style-name="Text_20_body">L'application permettra la création, la récupération, la modification et la suppression des données, d'après le modèle CRUD <text:s/>(create, read, update, delete). De ce coté, la connexion d'un utilisateur et la création d'une nouvelle session et la déconnexion et la suppression de la session. Une des avantage d'avoir un API est la possibilité de créer des nouvelles interfaces (un service web, ou une application mobile), sans avoir besoin de modifier l'application.</text:p>
      <text:p text:style-name="Text_20_body">L'application fournira en plus un document en format XML, un sitemap, ou une liste structuré des <text:soft-page-break/>pages du site. Cette information est utilisé par les moteurs de recherche pour indexer le site, et le système l'utilisera ainsi d'une manière expliqué ci-dessous.</text:p>
      <text:h text:style-name="P33" text:outline-level="1"><text:bookmark-start text:name="__RefHeading__850_290989924"/>6. Intégration et interface utilisateur <text:bookmark-end text:name="__RefHeading__850_290989924"/></text:h>
      <text:p text:style-name="Text_20_body">L'interface présenté aux utilisateurs communiquera sera en HTML 5 et CSS <text:s/>3, des technologies récentes, riche et eficaces. Profitant de la flexibilités de ses techonologies le site sera résponsif, c'est à dire accessible autant d'un smartphone ou tablette que d'un ordinateur de bureau.</text:p>
      <text:p text:style-name="Text_20_body">La structure du site conformera au Consignes aux webmasters publié par Google.</text:p>
      <text:h text:style-name="Heading_20_2" text:outline-level="2"><text:bookmark-start text:name="__RefHeading__852_290989924"/>6.1. L'arborescence du site<text:bookmark-end text:name="__RefHeading__852_290989924"/></text:h>
      <text:list xml:id="list1910075504" text:style-name="L5">
        <text:list-item>
          <text:h text:style-name="P24" text:outline-level="1"><text:bookmark-start text:name="__RefHeading__854_290989924"/>Page d'accueil<text:bookmark-end text:name="__RefHeading__854_290989924"/></text:h>
          <text:list>
            <text:list-item>
              <text:h text:style-name="P24" text:outline-level="1"><text:bookmark-start text:name="__RefHeading__856_290989924"/>Page prochaines ventes<text:bookmark-end text:name="__RefHeading__856_290989924"/></text:h>
            </text:list-item>
            <text:list-item>
              <text:h text:style-name="P24" text:outline-level="1"><text:bookmark-start text:name="__RefHeading__858_290989924"/>Page produit phares / accueil à la boutique en-ligne<text:bookmark-end text:name="__RefHeading__858_290989924"/></text:h>
            </text:list-item>
            <text:list-item>
              <text:h text:style-name="P24" text:outline-level="1"><text:bookmark-start text:name="__RefHeading__860_290989924"/>Page d'inscription aux alertes et newsletters de THESEUS<text:bookmark-end text:name="__RefHeading__860_290989924"/></text:h>
            </text:list-item>
            <text:list-item>
              <text:h text:style-name="P24" text:outline-level="1"><text:bookmark-start text:name="__RefHeading__862_290989924"/>Page de connexion / enregistrement au site<text:bookmark-end text:name="__RefHeading__862_290989924"/></text:h>
              <text:h text:style-name="P24" text:outline-level="1"><text:bookmark-start text:name="__RefHeading__864_290989924"/>Espaces exigeants authentification :<text:bookmark-end text:name="__RefHeading__864_290989924"/></text:h>
              <text:list>
                <text:list-item>
                  <text:h text:style-name="P24" text:outline-level="1"><text:bookmark-start text:name="__RefHeading__866_290989924"/>Inscription aux soirées de vente<text:bookmark-end text:name="__RefHeading__866_290989924"/></text:h>
                </text:list-item>
                <text:list-item>
                  <text:h text:style-name="P24" text:outline-level="1"><text:bookmark-start text:name="__RefHeading__868_290989924"/>Commander des produits<text:bookmark-end text:name="__RefHeading__868_290989924"/></text:h>
                </text:list-item>
              </text:list>
              <text:h text:style-name="P24" text:outline-level="1"><text:bookmark-start text:name="__RefHeading__870_290989924"/>Espace exigeants authentification et un rôle d'administrateur<text:bookmark-end text:name="__RefHeading__870_290989924"/></text:h>
              <text:list text:continue-numbering="true">
                <text:list-item>
                  <text:h text:style-name="P24" text:outline-level="1"><text:bookmark-start text:name="__RefHeading__872_290989924"/>Gestion des événements<text:bookmark-end text:name="__RefHeading__872_290989924"/></text:h>
                </text:list-item>
                <text:list-item>
                  <text:h text:style-name="P24" text:outline-level="1"><text:bookmark-start text:name="__RefHeading__874_290989924"/>Gestion des produits<text:bookmark-end text:name="__RefHeading__874_290989924"/></text:h>
                </text:list-item>
                <text:list-item>
                  <text:h text:style-name="P24" text:outline-level="1"><text:bookmark-start text:name="__RefHeading__876_290989924"/>Gestions des clients<text:bookmark-end text:name="__RefHeading__876_290989924"/></text:h>
                </text:list-item>
                <text:list-item>
                  <text:h text:style-name="P24" text:outline-level="1"><text:bookmark-start text:name="__RefHeading__878_290989924"/>Gestion des administrateurs<text:bookmark-end text:name="__RefHeading__878_290989924"/></text:h>
                </text:list-item>
              </text:list>
            </text:list-item>
          </text:list>
        </text:list-item>
      </text:list>
      <text:h text:style-name="Heading_20_2" text:outline-level="2"><text:bookmark-start text:name="__RefHeading__880_290989924"/>6.2. Référencement et accessibilité<text:bookmark-end text:name="__RefHeading__880_290989924"/></text:h>
      <text:p text:style-name="Text_20_body">Le contenu du site sera clairement hiérarchisé. Chaque page serq accessible à partir d'au moins un lien textuel statique. Un site map dont les liens pointent vers les sections importantes du site. Le nombre de liens par page sera limité. Chaque page aura une hiérarchie claire du contenu en utilisant les bonnes balises sémantique. Les éléments les plus importants (noms, sommaire, liens, etc.) seront présentés en texte plutôt que des éléments graphiques.</text:p>
      <text:p text:style-name="Text_20_body">Les URLs des pages seront unique, et référenés dans le fichier site map en XML. Un fichier robots.txt indiquera aux robots d'exploration les répértoire à explorer et à ne pas explorer.</text:p>
      <text:h text:style-name="P33" text:outline-level="1"><text:bookmark-start text:name="__RefHeading__882_290989924"/>7. Création de la base des données<text:bookmark-end text:name="__RefHeading__882_290989924"/></text:h>
      <text:p text:style-name="Text_20_body">Une base des données relationnel sera installé sur le serveur. Un base des données MySQL sera suffisant aux besoins actuels de THESEUS, mais la flexibilité de la couche d'abstraction DBAL de Symfony 2 faciliterait un changement à une autre base des données comme PostgreSQL, Oracle, ou Microsoft SQL Server si le besoin arrive.</text:p>
      <text:h text:style-name="P35" text:outline-level="2"><text:bookmark-start text:name="__RefHeading__884_290989924"/>7.1. Structure des données<text:bookmark-end text:name="__RefHeading__884_290989924"/></text:h>
      <text:p text:style-name="P9">Voici la liste des tables de la base des données et ses champs :</text:p>
      <text:p text:style-name="P21">Les noms en rouge sont les noms des tables.</text:p>
      <text:p text:style-name="P21">Les “@nom_table” représentent les clés étrangères.</text:p>
      <text:p text:style-name="P15">Les noms soulignés représentent les clés primaires.</text:p>
      <text:p text:style-name="P7"/>
      <text:p text:style-name="P7"><text:span text:style-name="T9">Utilisateur(</text:span><text:span text:style-name="T12">user</text:span><text:span text:style-name="T9">):</text:span></text:p>
      <text:p text:style-name="P6">- ID*(id)</text:p>
      <text:p text:style-name="P15">- Nom*(lastname)</text:p>
      <text:p text:style-name="P15">- Prénom*(firstname)</text:p>
      <text:p text:style-name="P15">- Mot de passe(password)</text:p>
      <text:p text:style-name="P15">- Date de naissance*(birth_date)</text:p>
      <text:p text:style-name="P7"><text:span text:style-name="T4">- </text:span><text:span text:style-name="T4">Id Adresse</text:span><text:span text:style-name="T4">*(id =&gt; @</text:span><text:span text:style-name="T17">address</text:span><text:span text:style-name="T4">)</text:span></text:p>
      <text:p text:style-name="P15">- Adresse email*(address_email)</text:p>
      <text:p text:style-name="P15">- Numéro de portable ou fix(phone)</text:p>
      <text:p text:style-name="P15">- Date de création(created_at)</text:p>
      <text:p text:style-name="P8"><text:span text:style-name="T9">Groupe(</text:span><text:span text:style-name="T12">group</text:span><text:span text:style-name="T9">)</text:span></text:p>
      <text:p text:style-name="P6">- ID*(id)</text:p>
      <text:p text:style-name="P15">- Role*(role)</text:p>
      <text:p text:style-name="P8"><text:span text:style-name="T9">Utilisateur-Groupe(</text:span><text:span text:style-name="T12">user_group</text:span><text:span text:style-name="T9">) -&gt;Table associatif</text:span></text:p>
      <text:p text:style-name="P6">- ID*(id)</text:p>
      <text:p text:style-name="P7"><text:span text:style-name="T4">- ID utilisateur*(id =&gt; @</text:span><text:span text:style-name="T14">user</text:span><text:span text:style-name="T4">)</text:span></text:p>
      <text:p text:style-name="P7"><text:span text:style-name="T4">- ID groupe*(id =&gt; @</text:span><text:span text:style-name="T14">group</text:span><text:span text:style-name="T4">)</text:span></text:p>
      <text:p text:style-name="P8"><text:span text:style-name="T9">Adresse(</text:span><text:span text:style-name="T12">address</text:span><text:span text:style-name="T9">)</text:span></text:p>
      <text:p text:style-name="P6">- ID*(id)</text:p>
      <text:p text:style-name="P15">- Ville(city)</text:p>
      <text:p text:style-name="P15">- Pays(country)</text:p>
      <text:p text:style-name="P15">- Adresse(address)</text:p>
      <text:p text:style-name="P15">- Code postal(postal_code)</text:p>
      <text:p text:style-name="P15">- Complément d’adresse(address_complement)</text:p>
      <text:p text:style-name="P8"><text:span text:style-name="T9">Catégorie(</text:span><text:span text:style-name="T12">category</text:span><text:span text:style-name="T9">)</text:span></text:p>
      <text:p text:style-name="P6">- ID*(id)</text:p>
      <text:p text:style-name="P15">- Catégorie*(category)</text:p>
      <text:p text:style-name="P15"><text:soft-page-break/>- Catégorie parente(parent)</text:p>
      <text:p text:style-name="P8"><text:span text:style-name="T9">Produit(</text:span><text:span text:style-name="T12">product</text:span><text:span text:style-name="T9">)</text:span></text:p>
      <text:p text:style-name="P6">- ID*(id)</text:p>
      <text:p text:style-name="P15">- Nom*(name)</text:p>
      <text:p text:style-name="P15">- Prix*(price)</text:p>
      <text:p text:style-name="P15">- Caractéristique(description)</text:p>
      <text:p text:style-name="P15">- Référence du produit(reference)</text:p>
      <text:p text:style-name="P7"><text:span text:style-name="T4">- Fournisseur(id =&gt; @</text:span><text:span text:style-name="T14">supplier</text:span><text:span text:style-name="T4">)</text:span></text:p>
      <text:p text:style-name="P7"><text:span text:style-name="T4">- </text:span><text:span text:style-name="T4">Maker</text:span><text:span text:style-name="T4">(id =&gt; @</text:span><text:span text:style-name="T14">maker</text:span><text:span text:style-name="T4">)</text:span></text:p>
      <text:p text:style-name="P7"><text:span text:style-name="T4">- Stock(@</text:span><text:span text:style-name="T14">stock</text:span><text:span text:style-name="T4">)</text:span></text:p>
      <text:p text:style-name="P8"><text:span text:style-name="T9">Produit-Catégorie(</text:span><text:span text:style-name="T12">product_category</text:span><text:span text:style-name="T9">) -&gt; Table associatif</text:span></text:p>
      <text:p text:style-name="P6">- ID*(id)</text:p>
      <text:p text:style-name="P7"><text:span text:style-name="T4">- ID produit*(id =&gt; @</text:span><text:span text:style-name="T14">product</text:span><text:span text:style-name="T4">)</text:span></text:p>
      <text:p text:style-name="P7"><text:span text:style-name="T4">- ID catégorie*(id =&gt; @</text:span><text:span text:style-name="T14">category</text:span><text:span text:style-name="T4">)</text:span></text:p>
      <text:p text:style-name="P8"><text:span text:style-name="T9">Produit-Stock(</text:span><text:span text:style-name="T12">product_stock</text:span><text:span text:style-name="T9">)</text:span></text:p>
      <text:p text:style-name="P6">- ID*(id)</text:p>
      <text:p text:style-name="P15">- Total(total)</text:p>
      <text:p text:style-name="P7"><text:span text:style-name="T4">- ID produit*(id =&gt; @</text:span><text:span text:style-name="T14">product</text:span><text:span text:style-name="T4">)</text:span></text:p>
      <text:p text:style-name="P8"><text:span text:style-name="T9">Fournisseur(</text:span><text:span text:style-name="T12">supplier</text:span><text:span text:style-name="T9">)</text:span></text:p>
      <text:p text:style-name="P6">- ID fournisseur*(id)</text:p>
      <text:p text:style-name="P15">- Nom*(name)</text:p>
      <text:p text:style-name="P8"><text:span text:style-name="T9">Maker</text:span><text:span text:style-name="T9">(</text:span><text:span text:style-name="T12">maker</text:span><text:span text:style-name="T9">)</text:span></text:p>
      <text:p text:style-name="P6">- ID constructeur*(id)</text:p>
      <text:p text:style-name="P15">- Nom*(name)</text:p>
      <text:p text:style-name="P8"><text:span text:style-name="T9">Commande(</text:span><text:span text:style-name="T12">order</text:span><text:span text:style-name="T9">)</text:span></text:p>
      <text:p text:style-name="P6">- ID*(id_order)</text:p>
      <text:p text:style-name="P15">- Quantité*(quantity)</text:p>
      <text:p text:style-name="P15">- Total*(total)</text:p>
      <text:p text:style-name="P15">- Date de création*(created_at)</text:p>
      <text:p text:style-name="P7"><text:span text:style-name="T4">- ID utilisateur(id =&gt; @</text:span><text:span text:style-name="T14">user</text:span><text:span text:style-name="T4">)</text:span></text:p>
      <text:p text:style-name="P7"><text:span text:style-name="T4">- ID produit(id =&gt; @</text:span><text:span text:style-name="T14">product</text:span><text:span text:style-name="T4">)</text:span></text:p>
      <text:p text:style-name="P8"><text:span text:style-name="T9">Évènement(</text:span><text:span text:style-name="T12">event</text:span><text:span text:style-name="T9">)</text:span></text:p>
      <text:p text:style-name="P6">- ID*(id)</text:p>
      <text:p text:style-name="P15">- Titre(title)</text:p>
      <text:p text:style-name="P15">- Description(description)</text:p>
      <text:p text:style-name="P15">- Date de l’évènement(event_date)</text:p>
      <text:p text:style-name="P7"><text:span text:style-name="T4">- </text:span><text:span text:style-name="T4">ID Adresse</text:span><text:span text:style-name="T4">(</text:span><text:span text:style-name="T4">id =&gt; @</text:span><text:span text:style-name="T17">adress</text:span><text:span text:style-name="T4">)</text:span></text:p>
      <text:p text:style-name="P8"><text:span text:style-name="T9">Évènement-Utilisateur(</text:span><text:span text:style-name="T12">event_user</text:span><text:span text:style-name="T9">) -&gt; Table associatif</text:span></text:p>
      <text:p text:style-name="P6">- ID*(id)</text:p>
      <text:p text:style-name="P6">- État*(status)</text:p>
      <text:p text:style-name="P7"><text:span text:style-name="T11">- ID évènement*(id =&gt; @</text:span><text:span text:style-name="T16">event</text:span><text:span text:style-name="T11">)</text:span></text:p>
      <text:p text:style-name="P7"><text:span text:style-name="T11">- ID utilisateur*(id =&gt; @</text:span><text:span text:style-name="T16">user</text:span><text:span text:style-name="T11">)</text:span></text:p>
      <text:p text:style-name="P6"/>
      <text:p text:style-name="P8"><text:soft-page-break/><text:span text:style-name="T9">Évènement-Produit(</text:span><text:span text:style-name="T12">event_product</text:span><text:span text:style-name="T9">) -&gt; Table associatif</text:span></text:p>
      <text:p text:style-name="P6">- ID*(id)</text:p>
      <text:p text:style-name="P7"><text:span text:style-name="T4">- ID évènement*(id =&gt; @</text:span><text:span text:style-name="T14">event</text:span><text:span text:style-name="T4">)</text:span></text:p>
      <text:p text:style-name="P7"><text:span text:style-name="T4">- ID produit*(id =&gt; @</text:span><text:span text:style-name="T14">product</text:span><text:span text:style-name="T4">)</text:span></text:p>
      <text:p text:style-name="P8"><text:span text:style-name="T9">Évènement-Vente(</text:span><text:span text:style-name="T12">event_sale</text:span><text:span text:style-name="T9">)</text:span></text:p>
      <text:p text:style-name="P6">- ID*(id)</text:p>
      <text:p text:style-name="P7"><text:span text:style-name="T4">- ID évènement*(id_event =&gt; @</text:span><text:span text:style-name="T14">event</text:span><text:span text:style-name="T4">)</text:span></text:p>
      <text:p text:style-name="P7"><text:span text:style-name="T4">- ID produit*(id_product =&gt; @</text:span><text:span text:style-name="T14">product</text:span><text:span text:style-name="T4">)</text:span></text:p>
      <text:p text:style-name="P7"><text:span text:style-name="T4">- ID utilisateur*(id_user =&gt; @</text:span><text:span text:style-name="T14">user</text:span><text:span text:style-name="T4">)</text:span></text:p>
      <text:p text:style-name="P8"><text:span text:style-name="T9">Évènement-Vente-Détails(</text:span><text:span text:style-name="T12">event_sale_details</text:span><text:span text:style-name="T9">)</text:span></text:p>
      <text:p text:style-name="P6">- ID*(id)</text:p>
      <text:p text:style-name="P15">- Quantité(quantity)</text:p>
      <text:p text:style-name="P15">- Total(total)</text:p>
      <text:p text:style-name="P7"><text:span text:style-name="T4">- ID évènement-vente(id =&gt; @</text:span><text:span text:style-name="T14">event_sale</text:span><text:span text:style-name="T4">)</text:span></text:p>
      <text:p text:style-name="P7"/>
      <text:p text:style-name="P7"/>
      <text:h text:style-name="P33" text:outline-level="1"><text:bookmark-start text:name="__RefHeading__1718_290989924"/><text:span text:style-name="T4">8</text:span><text:span text:style-name="T4">. </text:span><text:span text:style-name="T4">Installeur</text:span><text:bookmark-end text:name="__RefHeading__1718_290989924"/></text:h>
      <text:p text:style-name="Text_20_body"><text:span text:style-name="T4">Le système sera fourni avec pour permettre un déploiement du système de manière simplifiée et rapide. Cet outile sera egalement </text:span></text:p>
      <text:h text:style-name="P35" text:outline-level="2"><text:span text:style-name="T4">8.1. Structure des données</text:span></text:h>
      <text:h text:style-name="P33" text:outline-level="1"><text:bookmark-start text:name="__RefHeading__1720_290989924"/><text:span text:style-name="T4">9</text:span><text:span text:style-name="T4">. Maintenance</text:span><text:bookmark-end text:name="__RefHeading__1720_290989924"/></text:h>
      <text:p text:style-name="Text_20_body"/>
      <text:h text:style-name="P33" text:outline-level="1"><text:bookmark-start text:name="__RefHeading__1722_290989924"/><text:span text:style-name="T4">10</text:span><text:span text:style-name="T4">. Plan de déploiement</text:span><text:bookmark-end text:name="__RefHeading__1722_290989924"/></text:h>
      <text:p text:style-name="Text_20_body"/>
      <text:h text:style-name="P33" text:outline-level="1"><text:bookmark-start text:name="__RefHeading__1724_290989924"/><text:span text:style-name="T4">11</text:span><text:span text:style-name="T4">. Documentations et procédures</text:span><text:bookmark-end text:name="__RefHeading__1724_290989924"/></text:h>
      <text:h text:style-name="P34" text:outline-level="1"><text:bookmark-start text:name="__RefHeading__888_290989924"/>Annexe A : Les avantages techniques et économiques d'un hébergement externe<text:bookmark-end text:name="__RefHeading__888_290989924"/></text:h>
      <text:h text:style-name="Heading_20_2" text:outline-level="2"><text:bookmark-start text:name="__RefHeading__1486_290989924"/>Proposition du client<text:bookmark-end text:name="__RefHeading__1486_290989924"/></text:h>
      <text:h text:style-name="P22" text:outline-level="1"><text:bookmark-start text:name="__RefHeading__890_290989924"/>La structure proposée dans le cahier de charges peut-être traduite par l'architecture suivante :<text:bookmark-end text:name="__RefHeading__890_290989924"/></text:h>
      <text:list xml:id="list1030091609" text:style-name="L6">
        <text:list-item>
          <text:h text:style-name="P25" text:outline-level="1"><text:bookmark-start text:name="__RefHeading__892_290989924"/>2 applications PHP : Frontend/Backend (+ de développement / déploiement / maintenance)<text:bookmark-end text:name="__RefHeading__892_290989924"/></text:h>
        </text:list-item>
        <text:list-item>
          <text:h text:style-name="P25" text:outline-level="1"><text:bookmark-start text:name="__RefHeading__894_290989924"/>1 serveur Linux interne :<text:bookmark-end text:name="__RefHeading__894_290989924"/></text:h>
        </text:list-item>
        <text:list-item>
          <text:h text:style-name="P25" text:outline-level="1"><text:bookmark-start text:name="__RefHeading__896_290989924"/>1 serveur Apache pour le Backend (Installation-configuration-maintenance)<text:bookmark-end text:name="__RefHeading__896_290989924"/></text:h>
        </text:list-item>
        <text:list-item>
          <text:h text:style-name="P25" text:outline-level="1"><text:bookmark-start text:name="__RefHeading__898_290989924"/>1 serveur MySQL Master (Installation-configuration-maintenance)<text:bookmark-end text:name="__RefHeading__898_290989924"/></text:h>
        </text:list-item>
        <text:list-item>
          <text:h text:style-name="P25" text:outline-level="1"><text:bookmark-start text:name="__RefHeading__900_290989924"/>1 Connexion grand volume entre le serveur MySQL locale et l'internet<text:bookmark-end text:name="__RefHeading__900_290989924"/></text:h>
        </text:list-item>
        <text:list-item>
          <text:h text:style-name="P25" text:outline-level="1"><text:bookmark-start text:name="__RefHeading__902_290989924"/>1 serveur dédié externe OVH :<text:bookmark-end text:name="__RefHeading__902_290989924"/></text:h>
        </text:list-item>
        <text:list-item>
          <text:h text:style-name="P25" text:outline-level="1"><text:bookmark-start text:name="__RefHeading__904_290989924"/>1 serveur Apache pour le Frontend (Installation-configuration-maintenance)<text:bookmark-end text:name="__RefHeading__904_290989924"/></text:h>
        </text:list-item>
        <text:list-item>
          <text:h text:style-name="P25" text:outline-level="1"><text:bookmark-start text:name="__RefHeading__906_290989924"/>1 serveur MySql Slave pour la redondance (Installation-configuration-maintenance)<text:bookmark-end text:name="__RefHeading__906_290989924"/></text:h>
        </text:list-item>
      </text:list>
      <text:h text:style-name="Heading_20_3" text:outline-level="3"><text:bookmark-start text:name="__RefHeading__908_290989924"/>Avantage<text:bookmark-end text:name="__RefHeading__908_290989924"/></text:h>
      <text:list xml:id="list1416287885" text:style-name="L7">
        <text:list-item>
          <text:h text:style-name="P26" text:outline-level="1"><text:bookmark-start text:name="__RefHeading__910_290989924"/>Le backend continue de fonctionner sans connexion internet.<text:bookmark-end text:name="__RefHeading__910_290989924"/></text:h>
        </text:list-item>
      </text:list>
      <text:h text:style-name="Heading_20_3" text:outline-level="3"><text:bookmark-start text:name="__RefHeading__912_290989924"/>Inconvénients<text:bookmark-end text:name="__RefHeading__912_290989924"/></text:h>
      <text:list xml:id="list716300478" text:style-name="L8">
        <text:list-item>
          <text:h text:style-name="P27" text:outline-level="1"><text:bookmark-start text:name="__RefHeading__914_290989924"/>La base reste accessible depuis internet.<text:bookmark-end text:name="__RefHeading__914_290989924"/></text:h>
        </text:list-item>
        <text:list-item>
          <text:h text:style-name="P27" text:outline-level="1"><text:bookmark-start text:name="__RefHeading__916_290989924"/>Lourd à mettre en place et à maintenir.<text:bookmark-end text:name="__RefHeading__916_290989924"/></text:h>
        </text:list-item>
        <text:list-item>
          <text:h text:style-name="P27" text:outline-level="1"><text:bookmark-start text:name="__RefHeading__918_290989924"/>Difficile de réutiliser facilement l'application pour un autre projet.<text:bookmark-end text:name="__RefHeading__918_290989924"/></text:h>
        </text:list-item>
        <text:list-item>
          <text:h text:style-name="P27" text:outline-level="1"><text:bookmark-start text:name="__RefHeading__920_290989924"/>Nécessite un investissement matériel supplémentaire et une surveillance/maintenance des serveurs.<text:bookmark-end text:name="__RefHeading__920_290989924"/></text:h>
        </text:list-item>
        <text:list-item>
          <text:h text:style-name="P27" text:outline-level="1"><text:bookmark-start text:name="__RefHeading__922_290989924"/>Nécessite une connexion coûteuse de grande capacité entre le serveur BDD en entreprise et l'internet.<text:bookmark-end text:name="__RefHeading__922_290989924"/></text:h>
        </text:list-item>
      </text:list>
      <text:h text:style-name="Heading_20_2" text:outline-level="2"><text:bookmark-start text:name="__RefHeading__924_290989924"/>Structure alternative<text:bookmark-end text:name="__RefHeading__924_290989924"/></text:h>
      <text:list xml:id="list1741080691" text:style-name="L9">
        <text:list-item>
          <text:h text:style-name="P28" text:outline-level="1"><text:bookmark-start text:name="__RefHeading__926_290989924"/>1 application PHP dont la partie backoffice sera protégé pour n'être visible et accessible que depuis le réseau THESEUS.<text:bookmark-end text:name="__RefHeading__926_290989924"/></text:h>
        </text:list-item>
        <text:list-item>
          <text:h text:style-name="P28" text:outline-level="1"><text:bookmark-start text:name="__RefHeading__928_290989924"/><text:soft-page-break/>1 serveur dédié chez OVH <text:bookmark-end text:name="__RefHeading__928_290989924"/></text:h>
        </text:list-item>
      </text:list>
      <text:h text:style-name="Heading_20_3" text:outline-level="3"><text:bookmark-start text:name="__RefHeading__930_290989924"/>Avantages<text:bookmark-end text:name="__RefHeading__930_290989924"/></text:h>
      <text:list xml:id="list950750298" text:style-name="L10">
        <text:list-item>
          <text:h text:style-name="P29" text:outline-level="1"><text:bookmark-start text:name="__RefHeading__932_290989924"/>1 seule application à développer-déployer-maintenir<text:bookmark-end text:name="__RefHeading__932_290989924"/></text:h>
        </text:list-item>
        <text:list-item>
          <text:h text:style-name="P29" text:outline-level="1"><text:bookmark-start text:name="__RefHeading__934_290989924"/>Maintenance des serveurs assurée par OVH<text:bookmark-end text:name="__RefHeading__934_290989924"/></text:h>
        </text:list-item>
        <text:list-item>
          <text:h text:style-name="P29" text:outline-level="1"><text:bookmark-start text:name="__RefHeading__936_290989924"/>Serveurs MySql accessible uniquement depuis le réseau interne OVH.<text:bookmark-end text:name="__RefHeading__936_290989924"/></text:h>
        </text:list-item>
        <text:list-item>
          <text:h text:style-name="P29" text:outline-level="1"><text:bookmark-start text:name="__RefHeading__938_290989924"/>Aucun matériel supplémentaire nécessaire<text:bookmark-end text:name="__RefHeading__938_290989924"/></text:h>
        </text:list-item>
        <text:list-item>
          <text:h text:style-name="P29" text:outline-level="1"><text:bookmark-start text:name="__RefHeading__940_290989924"/>Plus facile de redistribuer l'application pour d'autre projets similaires<text:bookmark-end text:name="__RefHeading__940_290989924"/></text:h>
        </text:list-item>
      </text:list>
      <text:h text:style-name="Heading_20_3" text:outline-level="3"><text:bookmark-start text:name="__RefHeading__942_290989924"/>Inconvénient<text:bookmark-end text:name="__RefHeading__942_290989924"/></text:h>
      <text:list xml:id="list1437985776" text:style-name="L11">
        <text:list-item>
          <text:h text:style-name="P30" text:outline-level="1"><text:bookmark-start text:name="__RefHeading__944_290989924"/>Le backend ne sera pas accessible si la connexion fibre tombe en panne.<text:bookmark-end text:name="__RefHeading__944_290989924"/></text:h>
        </text:list-item>
      </text:list>
      <text:h text:style-name="Heading_20_2" text:outline-level="2"><text:bookmark-start text:name="__RefHeading__946_290989924"/>Conclusion<text:bookmark-end text:name="__RefHeading__946_290989924"/></text:h>
      <text:h text:style-name="P22" text:outline-level="1"><text:bookmark-start text:name="__RefHeading__948_290989924"/>La nécessité de passer par la première structure est discutable: La sécurité n'en sera pas plus efficace que dans la structure alternative. Le seul point faible de la structure alternative est la connexion fibre Orange qui ne doit pas tomber en panne pour l'accès backend. Vous nous avez dit que cela n'était encore jamais arrivé. Il pourrait être intéressant pour éviter malgré tout cette situation, de prévoir un accès internet de secours chez un autre FAI. La différence de tarif entre les deux modèles sera relativement élevée entre le matériel et l'entretien. En cas d'augmentation importante de votre activité (affluence), la mise à niveau - restructuration de votre réseau sera compliquée à réaliser.<text:bookmark-end text:name="__RefHeading__948_290989924"/></text:h>
      <text:h text:style-name="P22" text:outline-level="1"><text:bookmark-start text:name="__RefHeading__950_290989924"/>Nous ne saurons donc que vous conseiller la deuxième structure<text:bookmark-end text:name="__RefHeading__950_290989924"/></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xmlns:loext="urn:org:documentfoundation:names:experimental:office:xmlns:loext:1.0">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Droid Sans" svg:font-family="'Droid Sans'" style:font-family-generic="system" style:font-pitch="variable"/>
    <style:font-face style:name="FreeSans" svg:font-family="FreeSans" style:font-family-generic="system" style:font-pitch="variable"/>
    <style:font-face style:name="Trebuchet MS" svg:font-family="'Trebuchet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in" fo:margin-bottom="0.0972in"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100%" fo:margin-left="0.3937in" fo:margin-right="0.3937in" fo:margin-top="0in" fo:margin-bottom="0.1965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in" fo:margin-bottom="0.0799in"/>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text-properties fo:color="#808080" fo:font-size="14pt" fo:font-weight="bold" style:font-size-asian="14pt" style:font-weight-asian="bold" style:font-size-complex="14pt" style:font-weight-complex="bold"/>
    </style:style>
    <style:style style:name="Illustration" style:family="paragraph" style:parent-style-name="Caption" style:class="extra"/>
    <style:style style:name="mylist" style:family="paragraph" style:parent-style-name="Text_20_body" style:default-outline-level="1" style:list-style-name="" style:class="text">
      <style:paragraph-properties fo:margin="100%" fo:margin-left="0.0618in" fo:margin-right="0in" fo:margin-top="0.0799in" fo:margin-bottom="0.0799in" fo:line-height="100%" fo:text-indent="0.25in" style:auto-text-indent="false"/>
    </style:style>
    <style:style style:name="Contents_20_Heading" style:display-name="Contents Heading" style:family="paragraph" style:parent-style-name="Heading" style:class="index">
      <style:paragraph-properties fo:margin="100%"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text-indent="0in" style:auto-text-indent="false">
        <style:tab-stops>
          <style:tab-stop style:position="6.3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MP1" style:family="paragraph" style:parent-style-name="Footer">
      <style:paragraph-properties fo:text-align="justify" style:justify-single-word="false"/>
      <style:text-properties style:font-name="Liberation Sans" fo:font-size="18pt" fo:font-weight="bold" style:font-size-asian="18pt" style:font-weight-asian="bold" style:font-size-complex="18pt" style:font-weight-complex="bold"/>
    </style:style>
    <style:style style:name="MP2" style:family="paragraph" style:parent-style-name="Table_20_Contents">
      <style:paragraph-properties fo:margin-top="0.1in" fo:margin-bottom="0in" fo:text-align="end" style:justify-single-word="false"/>
      <style:text-properties style:font-name="Liberation Sans" fo:font-size="10pt" style:font-size-asian="10pt" style:font-size-complex="10pt"/>
    </style:style>
    <style:style style:name="MT1" style:family="text">
      <style:text-properties fo:font-size="10pt" style:font-size-asian="10pt" style:font-size-complex="10pt"/>
    </style:style>
    <style:page-layout style:name="Mpm1">
      <style:page-layout-properties fo:page-width="8.2681in" fo:page-height="11.6929in" style:num-format="1" style:print-orientation="portrait" fo:margin="0.7874in" fo:margin-top="0.7874in" fo:margin-bottom="0.7874in" fo:margin-left="0.7874in" fo:margin-right="0.7874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2">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able:table table:name="Table1" table:style-name="Table1">
          <table:table-column table:style-name="Table1.A"/>
          <table:table-column table:style-name="Table1.B"/>
          <table:table-row>
            <table:table-cell office:value-type="string">
              <text:p text:style-name="MP1">SPO <text:span text:style-name="MT1">la petite agence des grands clients</text:span></text:p>
            </table:table-cell>
            <table:table-cell office:value-type="string">
              <text:p text:style-name="MP2"><text:subject>Devis final et cahier des charges - Theseus</text:subject> <text:s/><text:page-number text:select-page="current">20</text:page-number></text:p>
            </table:table-cell>
          </table:table-row>
        </table:table>
        <text:p text:style-name="Footer"/>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28T10:51:25.238019567</meta:creation-date>
    <meta:editing-cycles>52</meta:editing-cycles>
    <meta:editing-duration>PT15H51M43S</meta:editing-duration>
    <dc:subject>Devis final et cahier des charges - Theseus</dc:subject>
    <dc:date>2014-10-10T14:09:21</dc:date>
    <meta:generator>LibreOffice/3.5$Linux_X86_64 LibreOffice_project/350m1$Build-2</meta:generator>
    <dc:creator>oz </dc:creator>
    <meta:document-statistic meta:table-count="1" meta:image-count="0" meta:object-count="0" meta:page-count="19" meta:paragraph-count="235" meta:word-count="2784" meta:character-count="17542" meta:non-whitespace-character-count="15599"/>
  </office:meta>
</office:document-meta>
</file>